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2.813cm" fo:margin-left="0.531cm" table:align="left" style:may-break-between-rows="false"/>
    </style:style>
    <style:style style:name="Table6.A" style:family="table-column">
      <style:table-column-properties style:column-width="1.688cm"/>
    </style:style>
    <style:style style:name="Table6.B" style:family="table-column">
      <style:table-column-properties style:column-width="0.157cm"/>
    </style:style>
    <style:style style:name="Table6.C" style:family="table-column">
      <style:table-column-properties style:column-width="0.968cm"/>
    </style:style>
    <style:style style:name="Table6.A1" style:family="table-cell">
      <style:table-cell-properties fo:padding="0.049cm" fo:border="none" style:writing-mode="page"/>
    </style:style>
    <style:style style:name="Table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" style:family="table-cell">
      <style:table-cell-properties fo:padding="0.049cm" fo:border-left="none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none" fo:border-top="none" fo:border-bottom="none" style:writing-mode="page"/>
    </style:style>
    <style:style style:name="Table7" style:family="table">
      <style:table-properties style:width="2.935cm" fo:margin-left="0.404cm" table:align="left" style:may-break-between-rows="false"/>
    </style:style>
    <style:style style:name="Table7.A" style:family="table-column">
      <style:table-column-properties style:column-width="1.815cm"/>
    </style:style>
    <style:style style:name="Table7.B" style:family="table-column">
      <style:table-column-properties style:column-width="0.157cm"/>
    </style:style>
    <style:style style:name="Table7.C" style:family="table-column">
      <style:table-column-properties style:column-width="0.963cm"/>
    </style:style>
    <style:style style:name="Table7.A1" style:family="table-cell">
      <style:table-cell-properties fo:padding="0.049cm" fo:border="none" style:writing-mode="page"/>
    </style:style>
    <style:style style:name="Table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A2" style:family="table-cell">
      <style:table-cell-properties fo:padding="0.049cm" fo:border-left="none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none" fo:border-top="none" fo:border-bottom="none" style:writing-mode="page"/>
    </style:style>
    <style:style style:name="Table8" style:family="table">
      <style:table-properties style:width="2.895cm" fo:margin-left="0.45cm" table:align="left" style:may-break-between-rows="false"/>
    </style:style>
    <style:style style:name="Table8.A" style:family="table-column">
      <style:table-column-properties style:column-width="1.767cm"/>
    </style:style>
    <style:style style:name="Table8.B" style:family="table-column">
      <style:table-column-properties style:column-width="0.157cm"/>
    </style:style>
    <style:style style:name="Table8.C" style:family="table-column">
      <style:table-column-properties style:column-width="0.97cm"/>
    </style:style>
    <style:style style:name="Table8.A1" style:family="table-cell">
      <style:table-cell-properties fo:padding="0.049cm" fo:border="none" style:writing-mode="page"/>
    </style:style>
    <style:style style:name="Table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A2" style:family="table-cell">
      <style:table-cell-properties fo:padding="0.049cm" fo:border-left="none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none" fo:border-top="none" fo:border-bottom="none" style:writing-mode="page"/>
    </style:style>
    <style:style style:name="Table9" style:family="table">
      <style:table-properties style:width="2.84cm" fo:margin-left="0.513cm" table:align="left" style:may-break-between-rows="false"/>
    </style:style>
    <style:style style:name="Table9.A" style:family="table-column">
      <style:table-column-properties style:column-width="1.704cm"/>
    </style:style>
    <style:style style:name="Table9.B" style:family="table-column">
      <style:table-column-properties style:column-width="0.157cm"/>
    </style:style>
    <style:style style:name="Table9.C" style:family="table-column">
      <style:table-column-properties style:column-width="0.979cm"/>
    </style:style>
    <style:style style:name="Table9.A1" style:family="table-cell">
      <style:table-cell-properties fo:padding="0.049cm" fo:border="none" style:writing-mode="page"/>
    </style:style>
    <style:style style:name="Table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A2" style:family="table-cell">
      <style:table-cell-properties fo:padding="0.049cm" fo:border-left="none" fo:border-right="none" fo:border-top="none" fo:border-bottom="0.05pt solid #000000" style:writing-mode="page"/>
    </style:style>
    <style:style style:name="Table9.C2" style:family="table-cell">
      <style:table-cell-properties fo:padding="0.049cm" fo:border-left="0.05pt solid #000000" fo:border-right="none" fo:border-top="none" fo:border-bottom="none" style:writing-mode="page"/>
    </style:style>
    <style:style style:name="Table10" style:family="table">
      <style:table-properties style:width="2.889cm" table:align="center" style:may-break-between-rows="false"/>
    </style:style>
    <style:style style:name="Table10.A" style:family="table-column">
      <style:table-column-properties style:column-width="1.752cm"/>
    </style:style>
    <style:style style:name="Table10.B" style:family="table-column">
      <style:table-column-properties style:column-width="0.157cm"/>
    </style:style>
    <style:style style:name="Table10.C" style:family="table-column">
      <style:table-column-properties style:column-width="0.981cm"/>
    </style:style>
    <style:style style:name="Table10.A1" style:family="table-cell">
      <style:table-cell-properties fo:padding="0.049cm" fo:border="none" style:writing-mode="page"/>
    </style:style>
    <style:style style:name="Table10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C2" style:family="table-cell">
      <style:table-cell-properties fo:padding="0.049cm" fo:border-left="0.05pt solid #000000" fo:border-right="none" fo:border-top="none" fo:border-bottom="none" style:writing-mode="page"/>
    </style:style>
    <style:style style:name="Table11" style:family="table">
      <style:table-properties style:width="2.97cm" table:align="center" style:may-break-between-rows="false"/>
    </style:style>
    <style:style style:name="Table11.A" style:family="table-column">
      <style:table-column-properties style:column-width="1.658cm"/>
    </style:style>
    <style:style style:name="Table11.B" style:family="table-column">
      <style:table-column-properties style:column-width="0.159cm"/>
    </style:style>
    <style:style style:name="Table11.C" style:family="table-column">
      <style:table-column-properties style:column-width="1.154cm"/>
    </style:style>
    <style:style style:name="Table11.A1" style:family="table-cell">
      <style:table-cell-properties fo:padding="0.049cm" fo:border="none" style:writing-mode="page"/>
    </style:style>
    <style:style style:name="Table1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C2" style:family="table-cell">
      <style:table-cell-properties fo:padding="0.049cm" fo:border-left="0.05pt solid #000000" fo:border-right="none" fo:border-top="none" fo:border-bottom="none" style:writing-mode="page"/>
    </style:style>
    <style:style style:name="Table12" style:family="table">
      <style:table-properties style:width="2.979cm" table:align="center" style:may-break-between-rows="false"/>
    </style:style>
    <style:style style:name="Table12.A" style:family="table-column">
      <style:table-column-properties style:column-width="1.857cm"/>
    </style:style>
    <style:style style:name="Table12.B" style:family="table-column">
      <style:table-column-properties style:column-width="0.159cm"/>
    </style:style>
    <style:style style:name="Table12.C" style:family="table-column">
      <style:table-column-properties style:column-width="0.963cm"/>
    </style:style>
    <style:style style:name="Table12.A1" style:family="table-cell">
      <style:table-cell-properties fo:padding="0.049cm" fo:border="none" style:writing-mode="page"/>
    </style:style>
    <style:style style:name="Table1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2.C2" style:family="table-cell">
      <style:table-cell-properties fo:padding="0.049cm" fo:border-left="0.05pt solid #000000" fo:border-right="none" fo:border-top="none" fo:border-bottom="none" style:writing-mode="page"/>
    </style:style>
    <style:style style:name="Table13" style:family="table">
      <style:table-properties style:width="3.39cm" table:align="center" style:may-break-between-rows="false"/>
    </style:style>
    <style:style style:name="Table13.A" style:family="table-column">
      <style:table-column-properties style:column-width="2.034cm"/>
    </style:style>
    <style:style style:name="Table13.B" style:family="table-column">
      <style:table-column-properties style:column-width="0.157cm"/>
    </style:style>
    <style:style style:name="Table13.C" style:family="table-column">
      <style:table-column-properties style:column-width="1.199cm"/>
    </style:style>
    <style:style style:name="Table13.A1" style:family="table-cell">
      <style:table-cell-properties fo:padding="0.049cm" fo:border="none" style:writing-mode="page"/>
    </style:style>
    <style:style style:name="Table1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3.C2" style:family="table-cell">
      <style:table-cell-properties fo:padding="0.049cm" fo:border-left="0.05pt solid #000000" fo:border-right="none" fo:border-top="none" fo:border-bottom="none" style:writing-mode="page"/>
    </style:style>
    <style:style style:name="Tableau32" style:family="table">
      <style:table-properties style:width="9.202cm" fo:margin-left="0cm" fo:margin-right="-0.051cm" table:align="margins" fo:background-color="transparent">
        <style:background-image/>
      </style:table-properties>
    </style:style>
    <style:style style:name="Tableau32.A" style:family="table-column">
      <style:table-column-properties style:column-width="2.898cm" style:rel-column-width="20639*"/>
    </style:style>
    <style:style style:name="Tableau32.B" style:family="table-column">
      <style:table-column-properties style:column-width="1.723cm" style:rel-column-width="12272*"/>
    </style:style>
    <style:style style:name="Tableau32.C" style:family="table-column">
      <style:table-column-properties style:column-width="1.471cm" style:rel-column-width="10476*"/>
    </style:style>
    <style:style style:name="Tableau32.D" style:family="table-column">
      <style:table-column-properties style:column-width="3.11cm" style:rel-column-width="22148*"/>
    </style:style>
    <style:style style:name="Tableau32.1" style:family="table-row">
      <style:table-row-properties style:min-row-height="0.55cm" fo:background-color="transparent">
        <style:background-image/>
      </style:table-row-properties>
    </style:style>
    <style:style style:name="Tableau32.A1" style:family="table-cell">
      <style:table-cell-properties style:vertical-align="middle" fo:background-color="#ecf191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2.B1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1" style:family="table-cell">
      <style:table-cell-properties style:vertical-align="middle" fo:padding="0.101cm" fo:border="none"/>
    </style:style>
    <style:style style:name="Tableau32.D1" style:family="table-cell">
      <style:table-cell-properties style:vertical-align="middle" fo:background-color="#ecf191" fo:padding="0.101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ecf191" fo:padding="0.101cm" fo:border-left="0.05pt solid #000000" fo:border-right="none" fo:border-top="none" fo:border-bottom="0.05pt solid #000000">
        <style:background-image/>
      </style:table-cell-properties>
    </style:style>
    <style:style style:name="Tableau32.B2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2" style:family="table-cell">
      <style:table-cell-properties style:vertical-align="middle" fo:padding="0.101cm" fo:border="none"/>
    </style:style>
    <style:style style:name="Tableau32.D2" style:family="table-cell">
      <style:table-cell-properties style:vertical-align="middle" fo:background-color="#ecf19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au32.B3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3" style:family="table-cell">
      <style:table-cell-properties style:vertical-align="middle" fo:padding="0.101cm" fo:border="none"/>
    </style:style>
    <style:style style:name="Tableau32.B4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4" style:family="table-cell">
      <style:table-cell-properties style:vertical-align="middle" fo:padding="0.101cm" fo:border="none"/>
    </style:style>
    <style:style style:name="Tableau32.B5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5" style:family="table-cell">
      <style:table-cell-properties style:vertical-align="middle" fo:padding="0.101cm" fo:border="none"/>
    </style:style>
    <style:style style:name="Tableau32.B6" style:family="table-cell">
      <style:table-cell-properties style:vertical-align="middle" fo:padding="0.101cm" fo:border-left="0.05pt solid #000000" fo:border-right="none" fo:border-top="none" fo:border-bottom="none"/>
    </style:style>
    <style:style style:name="Tableau32.C6" style:family="table-cell">
      <style:table-cell-properties style:vertical-align="middle" fo:padding="0.101cm" fo:border="none"/>
    </style:style>
    <style:style style:name="Table15" style:family="table">
      <style:table-properties style:width="3.979cm" table:align="center" style:may-break-between-rows="false"/>
    </style:style>
    <style:style style:name="Table15.A" style:family="table-column">
      <style:table-column-properties style:column-width="2.147cm"/>
    </style:style>
    <style:style style:name="Table15.B" style:family="table-column">
      <style:table-column-properties style:column-width="0.159cm"/>
    </style:style>
    <style:style style:name="Table15.C" style:family="table-column">
      <style:table-column-properties style:column-width="1.674cm"/>
    </style:style>
    <style:style style:name="Table15.A1" style:family="table-cell">
      <style:table-cell-properties fo:padding="0.049cm" fo:border="none" style:writing-mode="page"/>
    </style:style>
    <style:style style:name="Table1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C2" style:family="table-cell">
      <style:table-cell-properties fo:padding="0.049cm" fo:border-left="0.05pt solid #000000" fo:border-right="none" fo:border-top="none" fo:border-bottom="none" style:writing-mode="page"/>
    </style:style>
    <style:style style:name="Table16" style:family="table">
      <style:table-properties style:width="3.979cm" table:align="center" style:may-break-between-rows="false"/>
    </style:style>
    <style:style style:name="Table16.A" style:family="table-column">
      <style:table-column-properties style:column-width="2.147cm"/>
    </style:style>
    <style:style style:name="Table16.B" style:family="table-column">
      <style:table-column-properties style:column-width="0.159cm"/>
    </style:style>
    <style:style style:name="Table16.C" style:family="table-column">
      <style:table-column-properties style:column-width="1.674cm"/>
    </style:style>
    <style:style style:name="Table16.A1" style:family="table-cell">
      <style:table-cell-properties fo:padding="0.049cm" fo:border="none" style:writing-mode="page"/>
    </style:style>
    <style:style style:name="Table1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6.C2" style:family="table-cell">
      <style:table-cell-properties fo:padding="0.049cm" fo:border-left="0.05pt solid #000000" fo:border-right="none" fo:border-top="none" fo:border-bottom="none" style:writing-mode="page"/>
    </style:style>
    <style:style style:name="Table17" style:family="table">
      <style:table-properties style:width="4.36cm" table:align="center" style:may-break-between-rows="false"/>
    </style:style>
    <style:style style:name="Table17.A" style:family="table-column">
      <style:table-column-properties style:column-width="2.526cm"/>
    </style:style>
    <style:style style:name="Table17.B" style:family="table-column">
      <style:table-column-properties style:column-width="0.157cm"/>
    </style:style>
    <style:style style:name="Table17.C" style:family="table-column">
      <style:table-column-properties style:column-width="1.677cm"/>
    </style:style>
    <style:style style:name="Table17.A1" style:family="table-cell">
      <style:table-cell-properties fo:padding="0.049cm" fo:border="none" style:writing-mode="page"/>
    </style:style>
    <style:style style:name="Table1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49cm" fo:border-left="0.05pt solid #000000" fo:border-right="none" fo:border-top="none" fo:border-bottom="none" style:writing-mode="page"/>
    </style:style>
    <style:style style:name="Table18" style:family="table">
      <style:table-properties style:width="4.36cm" table:align="center" style:may-break-between-rows="false"/>
    </style:style>
    <style:style style:name="Table18.A" style:family="table-column">
      <style:table-column-properties style:column-width="2.526cm"/>
    </style:style>
    <style:style style:name="Table18.B" style:family="table-column">
      <style:table-column-properties style:column-width="0.157cm"/>
    </style:style>
    <style:style style:name="Table18.C" style:family="table-column">
      <style:table-column-properties style:column-width="1.677cm"/>
    </style:style>
    <style:style style:name="Table18.A1" style:family="table-cell">
      <style:table-cell-properties fo:padding="0.049cm" fo:border="none" style:writing-mode="page"/>
    </style:style>
    <style:style style:name="Table1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8.C2" style:family="table-cell">
      <style:table-cell-properties fo:padding="0.049cm" fo:border-left="0.05pt solid #000000" fo:border-right="none" fo:border-top="none" fo:border-bottom="none" style:writing-mode="page"/>
    </style:style>
    <style:style style:name="Table19" style:family="table">
      <style:table-properties style:width="5.031cm" table:align="center" style:may-break-between-rows="false"/>
    </style:style>
    <style:style style:name="Table19.A" style:family="table-column">
      <style:table-column-properties style:column-width="2.57cm"/>
    </style:style>
    <style:style style:name="Table19.B" style:family="table-column">
      <style:table-column-properties style:column-width="0.157cm"/>
    </style:style>
    <style:style style:name="Table19.C" style:family="table-column">
      <style:table-column-properties style:column-width="2.304cm"/>
    </style:style>
    <style:style style:name="Table19.A1" style:family="table-cell">
      <style:table-cell-properties fo:padding="0.049cm" fo:border="none" style:writing-mode="page"/>
    </style:style>
    <style:style style:name="Table1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C2" style:family="table-cell">
      <style:table-cell-properties fo:padding="0.049cm" fo:border-left="0.05pt solid #000000" fo:border-right="none" fo:border-top="none" fo:border-bottom="none" style:writing-mode="page"/>
    </style:style>
    <style:style style:name="Table20" style:family="table">
      <style:table-properties style:width="4.611cm" table:align="center" style:may-break-between-rows="false"/>
    </style:style>
    <style:style style:name="Table20.A" style:family="table-column">
      <style:table-column-properties style:column-width="2.147cm"/>
    </style:style>
    <style:style style:name="Table20.B" style:family="table-column">
      <style:table-column-properties style:column-width="0.161cm"/>
    </style:style>
    <style:style style:name="Table20.C" style:family="table-column">
      <style:table-column-properties style:column-width="2.304cm"/>
    </style:style>
    <style:style style:name="Table20.A1" style:family="table-cell">
      <style:table-cell-properties fo:padding="0.049cm" fo:border="none" style:writing-mode="page"/>
    </style:style>
    <style:style style:name="Table20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0.C2" style:family="table-cell">
      <style:table-cell-properties fo:padding="0.049cm" fo:border-left="0.05pt solid #000000" fo:border-right="none" fo:border-top="none" fo:border-bottom="none" style:writing-mode="page"/>
    </style:style>
    <style:style style:name="Table21" style:family="table">
      <style:table-properties style:width="4.611cm" table:align="center" style:may-break-between-rows="false"/>
    </style:style>
    <style:style style:name="Table21.A" style:family="table-column">
      <style:table-column-properties style:column-width="2.147cm"/>
    </style:style>
    <style:style style:name="Table21.B" style:family="table-column">
      <style:table-column-properties style:column-width="0.161cm"/>
    </style:style>
    <style:style style:name="Table21.C" style:family="table-column">
      <style:table-column-properties style:column-width="2.304cm"/>
    </style:style>
    <style:style style:name="Table21.A1" style:family="table-cell">
      <style:table-cell-properties fo:padding="0.049cm" fo:border="none" style:writing-mode="page"/>
    </style:style>
    <style:style style:name="Table2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1.C2" style:family="table-cell">
      <style:table-cell-properties fo:padding="0.049cm" fo:border-left="0.05pt solid #000000" fo:border-right="none" fo:border-top="none" fo:border-bottom="none" style:writing-mode="page"/>
    </style:style>
    <style:style style:name="Table22" style:family="table">
      <style:table-properties style:width="4.611cm" table:align="center" style:may-break-between-rows="false"/>
    </style:style>
    <style:style style:name="Table22.A" style:family="table-column">
      <style:table-column-properties style:column-width="2.147cm"/>
    </style:style>
    <style:style style:name="Table22.B" style:family="table-column">
      <style:table-column-properties style:column-width="0.161cm"/>
    </style:style>
    <style:style style:name="Table22.C" style:family="table-column">
      <style:table-column-properties style:column-width="2.304cm"/>
    </style:style>
    <style:style style:name="Table22.A1" style:family="table-cell">
      <style:table-cell-properties fo:padding="0.049cm" fo:border="none" style:writing-mode="page"/>
    </style:style>
    <style:style style:name="Table2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2.C2" style:family="table-cell">
      <style:table-cell-properties fo:padding="0.049cm" fo:border-left="0.05pt solid #000000" fo:border-right="none" fo:border-top="none" fo:border-bottom="none" style:writing-mode="page"/>
    </style:style>
    <style:style style:name="Table23" style:family="table">
      <style:table-properties style:width="4.62cm" fo:margin-left="-0.067cm" table:align="left" style:may-break-between-rows="false"/>
    </style:style>
    <style:style style:name="Table23.A" style:family="table-column">
      <style:table-column-properties style:column-width="2.394cm"/>
    </style:style>
    <style:style style:name="Table23.B" style:family="table-column">
      <style:table-column-properties style:column-width="0.312cm"/>
    </style:style>
    <style:style style:name="Table23.C" style:family="table-column">
      <style:table-column-properties style:column-width="1.914cm"/>
    </style:style>
    <style:style style:name="Table23.A1" style:family="table-cell">
      <style:table-cell-properties fo:padding="0.049cm" fo:border="none" style:writing-mode="page"/>
    </style:style>
    <style:style style:name="Table2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C2" style:family="table-cell">
      <style:table-cell-properties fo:padding="0.049cm" fo:border-left="0.05pt solid #000000" fo:border-right="none" fo:border-top="none" fo:border-bottom="none" style:writing-mode="page"/>
    </style:style>
    <style:style style:name="Table24" style:family="table">
      <style:table-properties style:width="4.611cm" table:align="center" style:may-break-between-rows="false"/>
    </style:style>
    <style:style style:name="Table24.A" style:family="table-column">
      <style:table-column-properties style:column-width="2.147cm"/>
    </style:style>
    <style:style style:name="Table24.B" style:family="table-column">
      <style:table-column-properties style:column-width="0.161cm"/>
    </style:style>
    <style:style style:name="Table24.C" style:family="table-column">
      <style:table-column-properties style:column-width="2.304cm"/>
    </style:style>
    <style:style style:name="Table24.A1" style:family="table-cell">
      <style:table-cell-properties fo:padding="0.049cm" fo:border="none" style:writing-mode="page"/>
    </style:style>
    <style:style style:name="Table2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4.C2" style:family="table-cell">
      <style:table-cell-properties fo:padding="0.049cm" fo:border-left="0.05pt solid #000000" fo:border-right="none" fo:border-top="none" fo:border-bottom="none" style:writing-mode="page"/>
    </style:style>
    <style:style style:name="Tableau56" style:family="table">
      <style:table-properties style:width="9.151cm" table:align="margins"/>
    </style:style>
    <style:style style:name="Tableau56.A" style:family="table-column">
      <style:table-column-properties style:column-width="1.831cm" style:rel-column-width="13107*"/>
    </style:style>
    <style:style style:name="Tableau56.1" style:family="table-row">
      <style:table-row-properties style:min-row-height="0.6cm"/>
    </style:style>
    <style:style style:name="Tableau5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Paragraphe_5f_Réponse_5f_Pointillés_5f_Grisés">
      <style:text-properties officeooo:paragraph-rsid="0205ee7c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>
      <style:text-properties fo:font-size="9pt" style:font-size-asian="9pt" style:font-size-complex="9pt"/>
    </style:style>
    <style:style style:name="P104" style:family="paragraph" style:parent-style-name="_5f_Footer_20_page_20_paire_20__28_G_29_"/>
    <style:style style:name="P105" style:family="paragraph" style:parent-style-name="_5f_Paragraphe_5f_Réponse_5f_Elèv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list-style-name="_5f_Numérotation_20_des_20_exercices" style:master-page-name="_33__5f_3_5f_SERIE_5f_N_5f_GAUCHE_5f_ET_5f_DROITE_5f_2COL">
      <style:paragraph-properties style:page-number="151" fo:break-before="auto" fo:break-after="auto"/>
    </style:style>
    <style:style style:name="P108" style:family="paragraph" style:parent-style-name="_5f_Tableau_5f_Centré" style:list-style-name="List_20_1"/>
    <style:style style:name="P109" style:family="paragraph" style:parent-style-name="_5f_Tableau_5f_Centré_5f_Gras" style:list-style-name="List_20_1"/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zxx" fo:country="none" style:language-asian="zxx" style:country-asian="none"/>
    </style:style>
    <style:style style:name="T180" style:family="text">
      <style:text-properties officeooo:rsid="02139be3"/>
    </style:style>
    <style:style style:name="T181" style:family="text">
      <style:text-properties fo:color="#000000" loext:opacity="100%" style:font-name="Bitstream Vera Sans" fo:font-size="10pt" officeooo:rsid="02139be3"/>
    </style:style>
    <style:style style:name="T182" style:family="text"/>
    <style:style style:name="T183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35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91" draw:name="Shape3_1" draw:style-name="gr11" draw:text-style-name="P113" svg:x1="6.95cm" svg:y1="1.372cm" svg:x2="21.998cm" svg:y2="1.418cm">
        <text:p/>
      </draw:line>
      <draw:frame text:anchor-type="page" text:anchor-page-number="2" draw:z-index="8" draw:name="Shape2_2" draw:style-name="gr15" draw:text-style-name="P121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2" draw:z-index="7" draw:name="Shape8_3" draw:style-name="gr16" draw:text-style-name="P118" svg:width="2.703cm" svg:height="0.715cm" draw:transform="rotate (0.0872664625997165) translate (1.32644444444444cm 1.21884722222222cm)">
        <draw:text-box>
          <text:p text:style-name="P113"><text:span text:style-name="T183">Série 3</text:span></text:p>
        </draw:text-box>
      </draw:frame>
      <draw:frame text:anchor-type="page" text:anchor-page-number="1" draw:z-index="6" draw:name="Shape8_0" draw:style-name="gr16" draw:text-style-name="P118" svg:width="2.703cm" svg:height="0.715cm" draw:transform="rotate (0.0872664625997165) translate (1.32644444444444cm 1.21884722222222cm)">
        <draw:text-box>
          <text:p text:style-name="P113"><text:span text:style-name="T183">Série 3</text:span></text:p>
        </draw:text-box>
      </draw:frame>
      <draw:path text:anchor-type="page" text:anchor-page-number="2" draw:z-index="5" draw:name="Shape1_0" draw:style-name="gr17" draw:text-style-name="P114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4" draw:name="Shape2_1" draw:style-name="gr15" draw:text-style-name="P121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frame text:anchor-type="page" text:anchor-page-number="2" draw:z-index="3" draw:name="Shape8_1" draw:style-name="gr16" draw:text-style-name="P118" svg:width="2.703cm" svg:height="0.715cm" draw:transform="rotate (0.0872664625997165) translate (1.32644444444444cm 1.21884722222222cm)">
        <draw:text-box>
          <text:p text:style-name="P113"><text:span text:style-name="T183">Série 2</text:span></text:p>
        </draw:text-box>
      </draw:frame>
      <draw:line text:anchor-type="page" text:anchor-page-number="1" draw:z-index="2" draw:name="Shape3_0" draw:style-name="gr11" draw:text-style-name="P113" svg:x1="6.95cm" svg:y1="1.372cm" svg:x2="21.998cm" svg:y2="1.418cm">
        <text:p/>
      </draw:line>
      <draw:frame text:anchor-type="page" text:anchor-page-number="1" draw:z-index="1" draw:name="Shape2_0" draw:style-name="gr15" draw:text-style-name="P121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path text:anchor-type="page" text:anchor-page-number="1" draw:z-index="0" draw:name="Shape1" draw:style-name="gr17" draw:text-style-name="P114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442267060" text:style-name="_5f_Numérotation_20_des_20_exercices">
              <text:list-item text:start-value="1">
                <text:h text:style-name="P107" text:outline-level="1" text:restart-numbering="true" text:start-value="1"><text:span text:style-name="_5f_Caractères">Calcule de tête :</text:span></text:h>
              </text:list-item>
            </text:list>
            <text:section text:style-name="Sect3" text:name="Section1">
              <text:list xml:id="list185227325620600" text:continue-numbering="true" text:style-name="_5f_Numérotation_20_des_20_exercices">
                <text:list-item>
                  <text:list>
                    <text:list-item>
                      <text:p text:style-name="P105"><text:span text:style-name="_5f_Caractères">70 ÷ 10 = </text:span><text:span text:style-name="_5f_pointillés_20_gris">…………</text:span></text:p>
                    </text:list-item>
                    <text:list-item>
                      <text:p text:style-name="P105"><text:span text:style-name="_5f_Caractères">100 ÷ 100 = </text:span><text:span text:style-name="_5f_pointillés_20_gris">………</text:span></text:p>
                    </text:list-item>
                    <text:list-item>
                      <text:p text:style-name="P105"><text:span text:style-name="_5f_Caractères">12 400 ÷ 10 = </text:span><text:span text:style-name="_5f_pointillés_20_gris">……..</text:span></text:p>
                    </text:list-item>
                    <text:list-item>
                      <text:p text:style-name="P105"><text:span text:style-name="_5f_Caractères">6 300 ÷ 100 = </text:span><text:span text:style-name="_5f_pointillés_20_gris">…….</text:span></text:p>
                    </text:list-item>
                    <text:list-item>
                      <text:p text:style-name="P105"><text:span text:style-name="_5f_Caractères">2 500 ÷ 10 = </text:span><text:span text:style-name="_5f_pointillés_20_gris">………</text:span></text:p>
                    </text:list-item>
                    <text:list-item>
                      <text:p text:style-name="P105"><text:span text:style-name="_5f_Caractères">10 000 ÷ 100 = </text:span><text:span text:style-name="_5f_pointillés_20_gris">……..</text:span></text:p>
                    </text:list-item>
                  </text:list>
                </text:list-item>
              </text:list>
            </text:section>
            <text:list xml:id="list185228763753496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12 000 ÷ 1 000 = </text:span><text:span text:style-name="_5f_pointillés_20_gris">………………………</text:span></text:p>
                  </text:list-item>
                  <text:list-item>
                    <text:p text:style-name="P105"><text:span text:style-name="_5f_Caractères">990 000 ÷ 1 000 = </text:span><text:span text:style-name="_5f_pointillés_20_gris">…………………...</text:span></text:p>
                  </text:list-item>
                </text:list>
              </text:list-item>
              <text:list-item>
                <text:h text:style-name="P110" text:outline-level="1"><text:span text:style-name="_5f_Caractères">Pour chacune de ces divisions, qui sont cor­rectes, écris l’égalité qui correspond :</text:span></text:h>
              </text:list-item>
            </text:list>
            <text:section text:style-name="Sect1" text:name="Section4"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row table:style-name="TableLine2271449082752">
                  <table:table-cell table:style-name="Table6.A1" office:value-type="string">
                    <text:h text:style-name="_5f_Tableau_20_Droit" text:outline-level="1"><text:s/>1 2 5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1" office:value-type="string">
                    <text:h text:style-name="_5f_Tableau_20_Gauche" text:outline-level="1">7</text:h>
                  </table:table-cell>
                </table:table-row>
                <table:table-row table:style-name="TableLine2271449090912">
                  <table:table-cell table:style-name="Table6.A2" office:value-type="string">
                    <text:h text:style-name="_5f_Tableau_20_Droit" text:outline-level="1"><text:span text:style-name="Character_5f_20_5f_style">– 7 <text:s text:c="3"/>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><text:span text:style-name="Character_5f_20_5f_style">1 7</text:span></text:h>
                  </table:table-cell>
                </table:table-row>
                <table:table-row table:style-name="TableLine2271449093632">
                  <table:table-cell table:style-name="Table6.A1" office:value-type="string">
                    <text:h text:style-name="_5f_Tableau_20_Droit" text:outline-level="1"><text:span text:style-name="Character_5f_20_5f_style">5 5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  <table:table-row table:style-name="TableLine2271449101248">
                  <table:table-cell table:style-name="Table6.A2" office:value-type="string">
                    <text:h text:style-name="_5f_Tableau_20_Droit" text:outline-level="1"><text:span text:style-name="Character_5f_20_5f_style"><text:s/>– 4 9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  <table:table-row table:style-name="TableLine2271449111584">
                  <table:table-cell table:style-name="Table6.A1" office:value-type="string">
                    <text:h text:style-name="_5f_Tableau_20_Droit" text:outline-level="1"><text:span text:style-name="Character_5f_20_5f_style">6</text:span></text:h>
                  </table:table-cell>
                  <table:table-cell table:style-name="Table6.A1" office:value-type="string">
                    <text:h text:style-name="_5f_Tableau_5f_Centré" text:outline-level="1"/>
                  </table:table-cell>
                  <table:table-cell table:style-name="Table6.C2" office:value-type="string">
                    <text:h text:style-name="_5f_Tableau_20_Gauche" text:outline-level="1"/>
                  </table:table-cell>
                </table:table-row>
              </table:table>
              <text:p text:style-name="_5f_Paragraphe_5f_Réponse_5f_Pointillés_5f_Grisés"><text:span text:style-name="_5f_pointillés_20_gris">…………………………</text:span></text:p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row table:style-name="TableLine2271449090096">
                  <table:table-cell table:style-name="Table7.A1" office:value-type="string">
                    <text:h text:style-name="_5f_Tableau_20_Droit" text:outline-level="1"><text:s/>3 1 2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1" office:value-type="string">
                    <text:h text:style-name="_5f_Tableau_20_Gauche" text:outline-level="1">2 5</text:h>
                  </table:table-cell>
                </table:table-row>
                <table:table-row table:style-name="TableLine2271449111856">
                  <table:table-cell table:style-name="Table7.A2" office:value-type="string">
                    <text:h text:style-name="_5f_Tableau_20_Droit" text:outline-level="1"><text:span text:style-name="Character_5f_20_5f_style">– 2 5 <text:s text:c="2"/>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><text:span text:style-name="Character_5f_20_5f_style">1 2</text:span></text:h>
                  </table:table-cell>
                </table:table-row>
                <table:table-row table:style-name="TableLine2271449098528">
                  <table:table-cell table:style-name="Table7.A1" office:value-type="string">
                    <text:h text:style-name="_5f_Tableau_20_Droit" text:outline-level="1"><text:span text:style-name="Character_5f_20_5f_style">6 2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  <table:table-row table:style-name="TableLine2271449102880">
                  <table:table-cell table:style-name="Table7.A2" office:value-type="string">
                    <text:h text:style-name="_5f_Tableau_20_Droit" text:outline-level="1"><text:span text:style-name="Character_5f_20_5f_style"><text:s/>– 5 0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  <table:table-row table:style-name="TableLine2271449113488">
                  <table:table-cell table:style-name="Table7.A1" office:value-type="string">
                    <text:h text:style-name="_5f_Tableau_20_Droit" text:outline-level="1"><text:span text:style-name="Character_5f_20_5f_style">1 2</text:span></text:h>
                  </table:table-cell>
                  <table:table-cell table:style-name="Table7.A1" office:value-type="string">
                    <text:h text:style-name="_5f_Tableau_20_Droit" text:outline-level="1"/>
                  </table:table-cell>
                  <table:table-cell table:style-name="Table7.C2" office:value-type="string">
                    <text:h text:style-name="_5f_Tableau_20_Gauche" text:outline-level="1"/>
                  </table:table-cell>
                </table:table-row>
              </table:table>
              <text:p text:style-name="_5f_Paragraphe_5f_Réponse_5f_Pointillés_5f_Grisés"><text:span text:style-name="_5f_pointillés_20_gris">…………………………</text:span></text:p>
              <table:table table:name="Table8" table:style-name="Table8">
                <table:table-column table:style-name="Table8.A"/>
                <table:table-column table:style-name="Table8.B"/>
                <table:table-column table:style-name="Table8.C"/>
                <table:table-row table:style-name="TableLine2271449100160">
                  <table:table-cell table:style-name="Table8.A1" office:value-type="string">
                    <text:h text:style-name="_5f_Tableau_20_Droit" text:outline-level="1"><text:s/>4 7 0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1" office:value-type="string">
                    <text:h text:style-name="_5f_Tableau_20_Gauche" text:outline-level="1">1 1</text:h>
                  </table:table-cell>
                </table:table-row>
                <table:table-row table:style-name="TableLine2271449101520">
                  <table:table-cell table:style-name="Table8.A2" office:value-type="string">
                    <text:h text:style-name="_5f_Tableau_20_Droit" text:outline-level="1"><text:span text:style-name="Character_5f_20_5f_style">– 4 4 <text:s text:c="3"/>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><text:span text:style-name="Character_5f_20_5f_style">4 2</text:span></text:h>
                  </table:table-cell>
                </table:table-row>
                <table:table-row table:style-name="TableLine2271449105872">
                  <table:table-cell table:style-name="Table8.A1" office:value-type="string">
                    <text:h text:style-name="_5f_Tableau_20_Droit" text:outline-level="1"><text:span text:style-name="Character_5f_20_5f_style">3 0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  <table:table-row table:style-name="TableLine2271449109952">
                  <table:table-cell table:style-name="Table8.A2" office:value-type="string">
                    <text:h text:style-name="_5f_Tableau_20_Droit" text:outline-level="1"><text:span text:style-name="Character_5f_20_5f_style"><text:s/>– 2 2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  <table:table-row table:style-name="TableLine2271449107504">
                  <table:table-cell table:style-name="Table8.A1" office:value-type="string">
                    <text:h text:style-name="_5f_Tableau_20_Droit" text:outline-level="1"><text:span text:style-name="Character_5f_20_5f_style">8</text:span></text:h>
                  </table:table-cell>
                  <table:table-cell table:style-name="Table8.A1" office:value-type="string">
                    <text:h text:style-name="_5f_Tableau_5f_Centré" text:outline-level="1"/>
                  </table:table-cell>
                  <table:table-cell table:style-name="Table8.C2" office:value-type="string">
                    <text:h text:style-name="_5f_Tableau_20_Gauche" text:outline-level="1"/>
                  </table:table-cell>
                </table:table-row>
              </table:table>
              <text:p text:style-name="_5f_Paragraphe_5f_Réponse_5f_Pointillés_5f_Grisés"><text:span text:style-name="_5f_pointillés_20_gris">…………………………</text:span></text:p>
              <table:table table:name="Table9" table:style-name="Table9">
                <table:table-column table:style-name="Table9.A"/>
                <table:table-column table:style-name="Table9.B"/>
                <table:table-column table:style-name="Table9.C"/>
                <table:table-row table:style-name="TableLine2271449099344">
                  <table:table-cell table:style-name="Table9.A1" office:value-type="string">
                    <text:h text:style-name="_5f_Tableau_20_Droit" text:outline-level="1"><text:s/>1 1 7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1" office:value-type="string">
                    <text:h text:style-name="_5f_Tableau_20_Gauche" text:outline-level="1">1 3</text:h>
                  </table:table-cell>
                </table:table-row>
                <table:table-row table:style-name="TableLine2271449112400">
                  <table:table-cell table:style-name="Table9.A2" office:value-type="string">
                    <text:h text:style-name="_5f_Tableau_20_Droit" text:outline-level="1"><text:span text:style-name="Character_5f_20_5f_style">–1 1 7</text:span>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2" office:value-type="string">
                    <text:h text:style-name="_5f_Tableau_20_Gauche" text:outline-level="1"><text:span text:style-name="Character_5f_20_5f_style">9</text:span></text:h>
                  </table:table-cell>
                </table:table-row>
                <table:table-row table:style-name="TableLine2271449106416">
                  <table:table-cell table:style-name="Table9.A1" office:value-type="string">
                    <text:h text:style-name="_5f_Tableau_20_Droit" text:outline-level="1"><text:span text:style-name="Character_5f_20_5f_style">0</text:span></text:h>
                  </table:table-cell>
                  <table:table-cell table:style-name="Table9.A1" office:value-type="string">
                    <text:h text:style-name="_5f_Tableau_5f_Centré" text:outline-level="1"/>
                  </table:table-cell>
                  <table:table-cell table:style-name="Table9.C2" office:value-type="string">
                    <text:h text:style-name="_5f_Tableau_20_Gauche" text:outline-level="1"/>
                  </table:table-cell>
                </table:table-row>
              </table:table>
              <text:p text:style-name="_5f_Paragraphe_5f_Réponse_5f_Pointillés_5f_Grisés"><text:span text:style-name="_5f_pointillés_20_gris">…………………………</text:span></text:p>
              <text:h text:style-name="_5f_Paragraphe" text:outline-level="1"><text:span text:style-name="_5f_pointillés_20_gris"/></text:h>
              <text:h text:style-name="_5f_Paragraphe" text:outline-level="1"><text:span text:style-name="Character_5f_20_5f_style"/></text:h>
            </text:section>
            <text:list xml:id="list185229090705646" text:continue-numbering="true" text:style-name="_5f_Numérotation_20_des_20_exercices">
              <text:list-item>
                <text:h text:style-name="P110" text:outline-level="1"><text:span text:style-name="_5f_Caractères">Romain a effectué des divisions euclidiennes. Sont-elles justes ? Justifie sans poser les divisions.</text:span></text:h>
              </text:list-item>
            </text:list>
            <text:section text:style-name="Sect4" text:name="Section5">
              <text:h text:style-name="_5f_Paragraphe" text:outline-level="1"><text:span text:style-name="_5f_Caractères"/></text:h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row table:style-name="TableLine2271449103968">
                  <table:table-cell table:style-name="Table10.A1" office:value-type="string">
                    <text:h text:style-name="_5f_Tableau_20_Droit" text:outline-level="1"><text:s/>3 0 0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1" office:value-type="string">
                    <text:h text:style-name="_5f_Tableau_20_Gauche" text:outline-level="1">9</text:h>
                  </table:table-cell>
                </table:table-row>
                <table:table-row table:style-name="TableLine2271449108320">
                  <table:table-cell table:style-name="Table10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2" office:value-type="string">
                    <text:h text:style-name="_5f_Tableau_20_Gauche" text:outline-level="1"><text:span text:style-name="Character_5f_20_5f_style">3 3</text:span></text:h>
                  </table:table-cell>
                </table:table-row>
                <table:table-row table:style-name="TableLine2271449098800">
                  <table:table-cell table:style-name="Table10.A1" office:value-type="string">
                    <text:h text:style-name="_5f_Tableau_20_Droit" text:outline-level="1"><text:span text:style-name="Character_5f_20_5f_style">3</text:span></text:h>
                  </table:table-cell>
                  <table:table-cell table:style-name="Table10.A1" office:value-type="string">
                    <text:h text:style-name="_5f_Tableau_5f_Centré" text:outline-level="1"/>
                  </table:table-cell>
                  <table:table-cell table:style-name="Table10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Line2271449104240">
                  <table:table-cell table:style-name="Table11.A1" office:value-type="string">
                    <text:h text:style-name="_5f_Tableau_20_Droit" text:outline-level="1"><text:s/>8 4 1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1" office:value-type="string">
                    <text:h text:style-name="_5f_Tableau_20_Gauche" text:outline-level="1">8</text:h>
                  </table:table-cell>
                </table:table-row>
                <table:table-row table:style-name="TableLine2271449108864">
                  <table:table-cell table:style-name="Table11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2" office:value-type="string">
                    <text:h text:style-name="_5f_Tableau_20_Gauche" text:outline-level="1"><text:span text:style-name="Character_5f_20_5f_style">1 0 5</text:span></text:h>
                  </table:table-cell>
                </table:table-row>
                <table:table-row table:style-name="TableLine2271449109408">
                  <table:table-cell table:style-name="Table11.A1" office:value-type="string">
                    <text:h text:style-name="_5f_Tableau_20_Droit" text:outline-level="1"><text:span text:style-name="Character_5f_20_5f_style">1</text:span></text:h>
                  </table:table-cell>
                  <table:table-cell table:style-name="Table11.A1" office:value-type="string">
                    <text:h text:style-name="_5f_Tableau_20_Droit" text:outline-level="1"/>
                  </table:table-cell>
                  <table:table-cell table:style-name="Table11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2" table:style-name="Table12">
                <table:table-column table:style-name="Table12.A"/>
                <table:table-column table:style-name="Table12.B"/>
                <table:table-column table:style-name="Table12.C"/>
                <table:table-row table:style-name="TableLine2271449113216">
                  <table:table-cell table:style-name="Table12.A1" office:value-type="string">
                    <text:h text:style-name="_5f_Tableau_20_Droit" text:outline-level="1"><text:s/>8 6 2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1" office:value-type="string">
                    <text:h text:style-name="_5f_Tableau_20_Gauche" text:outline-level="1">1 2</text:h>
                  </table:table-cell>
                </table:table-row>
                <table:table-row table:style-name="TableLine2271449128448">
                  <table:table-cell table:style-name="Table12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2" office:value-type="string">
                    <text:h text:style-name="_5f_Tableau_20_Gauche" text:outline-level="1"><text:span text:style-name="Character_5f_20_5f_style">7 0</text:span></text:h>
                  </table:table-cell>
                </table:table-row>
                <table:table-row table:style-name="TableLine2271449125456">
                  <table:table-cell table:style-name="Table12.A1" office:value-type="string">
                    <text:h text:style-name="_5f_Tableau_20_Droit" text:outline-level="1"><text:span text:style-name="Character_5f_20_5f_style">2 2</text:span></text:h>
                  </table:table-cell>
                  <table:table-cell table:style-name="Table12.A1" office:value-type="string">
                    <text:h text:style-name="_5f_Tableau_20_Droit" text:outline-level="1"/>
                  </table:table-cell>
                  <table:table-cell table:style-name="Table12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13" table:style-name="Table13">
                <table:table-column table:style-name="Table13.A"/>
                <table:table-column table:style-name="Table13.B"/>
                <table:table-column table:style-name="Table13.C"/>
                <table:table-row table:style-name="TableLine2271449128176">
                  <table:table-cell table:style-name="Table13.A1" office:value-type="string">
                    <text:h text:style-name="_5f_Tableau_20_Droit" text:outline-level="1"><text:s/>4 2 1 8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1" office:value-type="string">
                    <text:h text:style-name="_5f_Tableau_20_Gauche" text:outline-level="1">2 7</text:h>
                  </table:table-cell>
                </table:table-row>
                <table:table-row table:style-name="TableLine2271449131440">
                  <table:table-cell table:style-name="Table13.A1" office:value-type="string">
                    <text:h text:style-name="_5f_Tableau_20_Droit" text:outline-level="1"><text:span text:style-name="Character_5f_20_5f_style">(...) </text:span>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2" office:value-type="string">
                    <text:h text:style-name="_5f_Tableau_20_Gauche" text:outline-level="1"><text:span text:style-name="Character_5f_20_5f_style">1 4 6</text:span></text:h>
                  </table:table-cell>
                </table:table-row>
                <table:table-row table:style-name="TableLine2271449119200">
                  <table:table-cell table:style-name="Table13.A1" office:value-type="string">
                    <text:h text:style-name="_5f_Tableau_20_Droit" text:outline-level="1"><text:span text:style-name="Character_5f_20_5f_style">6</text:span></text:h>
                  </table:table-cell>
                  <table:table-cell table:style-name="Table13.A1" office:value-type="string">
                    <text:h text:style-name="_5f_Tableau_5f_Centré" text:outline-level="1"/>
                  </table:table-cell>
                  <table:table-cell table:style-name="Table13.C2" office:value-type="string">
                    <text:h text:style-name="_5f_Tableau_20_Gauche" text:outline-level="1"/>
                  </table:table-cell>
                </table:table-row>
              </table:table>
            </text:section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P100"><text:span text:style-name="_5f_pointillés_20_gris">…………………………………………………………………..</text:span></text:p>
            <text:p text:style-name="P100"><text:span text:style-name="_5f_pointillés_20_gris">…………………………………………………………………..</text:span></text:p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list xml:id="list185228341753609" text:continue-numbering="true" text:style-name="_5f_Numérotation_20_des_20_exercices">
              <text:list-item>
                <text:h text:style-name="P110" text:outline-level="1"><text:span text:style-name="_5f_Caractères">Relie chaque quotient à la multiplication cor­respondante, puis complète l’égalité :</text:span></text:h>
              </text:list-item>
            </text:list>
            <table:table table:name="Tableau32" table:style-name="Tableau32">
              <table:table-column table:style-name="Tableau32.A"/>
              <table:table-column table:style-name="Tableau32.B"/>
              <table:table-column table:style-name="Tableau32.C"/>
              <table:table-column table:style-name="Tableau32.D"/>
              <table:table-header-rows>
                <table:table-row table:style-name="Tableau32.1">
                  <table:table-cell table:style-name="Tableau32.A1" office:value-type="string">
                    <text:h text:style-name="_5f_Tableau_20_Droit" text:outline-level="1">15  5 = <text:span text:style-name="_5f_pointillés_20_gris">….</text:span></text:h>
                  </table:table-cell>
                  <table:table-cell table:style-name="Tableau32.B1" office:value-type="string">
                    <text:list xml:id="list726663094" text:style-name="List_20_1">
                      <text:list-item>
                        <text:h text:style-name="P109" text:outline-level="1"/>
                      </text:list-item>
                    </text:list>
                  </table:table-cell>
                  <table:table-cell table:style-name="Tableau32.C1" office:value-type="string">
                    <text:list xml:id="list185228972172018" text:continue-numbering="true" text:style-name="List_20_1">
                      <text:list-item>
                        <text:h text:style-name="P109" text:outline-level="1"/>
                      </text:list-item>
                    </text:list>
                  </table:table-cell>
                  <table:table-cell table:style-name="Tableau32.D1" office:value-type="string">
                    <text:h text:style-name="_5f_Tableau_20_Gauche" text:outline-level="1">5 × 15 = 75</text:h>
                  </table:table-cell>
                </table:table-row>
              </table:table-header-rows>
              <table:table-row table:style-name="Tableau32.1">
                <table:table-cell table:style-name="Tableau32.A2" office:value-type="string">
                  <text:h text:style-name="_5f_Tableau_20_Droit" text:outline-level="1">36  12 = <text:span text:style-name="_5f_pointillés_20_gris">…</text:span></text:h>
                </table:table-cell>
                <table:table-cell table:style-name="Tableau32.B2" office:value-type="string">
                  <text:list xml:id="list185227590361073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C2" office:value-type="string">
                  <text:list xml:id="list185227949223280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5 × 3 = 15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44  4 = <text:span text:style-name="_5f_pointillés_20_gris">…</text:span></text:h>
                </table:table-cell>
                <table:table-cell table:style-name="Tableau32.B3" office:value-type="string">
                  <text:list xml:id="list185229086443590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C3" office:value-type="string">
                  <text:list xml:id="list185227106029410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44 × 4 = 576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5  3 = <text:span text:style-name="_5f_pointillés_20_gris">...</text:span></text:h>
                </table:table-cell>
                <table:table-cell table:style-name="Tableau32.B4" office:value-type="string">
                  <text:list xml:id="list185228394975923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C4" office:value-type="string">
                  <text:list xml:id="list185228513972892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36 × 4 = 144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44  36 = <text:span text:style-name="_5f_pointillés_20_gris">…</text:span></text:h>
                </table:table-cell>
                <table:table-cell table:style-name="Tableau32.B5" office:value-type="string">
                  <text:list xml:id="list185227764355548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C5" office:value-type="string">
                  <text:list xml:id="list185228579615542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5 × 9 = 135</text:h>
                </table:table-cell>
              </table:table-row>
              <table:table-row table:style-name="Tableau32.1">
                <table:table-cell table:style-name="Tableau32.A2" office:value-type="string">
                  <text:h text:style-name="_5f_Tableau_20_Droit" text:outline-level="1">135  9 = <text:span text:style-name="_5f_pointillés_20_gris">…</text:span></text:h>
                </table:table-cell>
                <table:table-cell table:style-name="Tableau32.B6" office:value-type="string">
                  <text:list xml:id="list185228902721996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C6" office:value-type="string">
                  <text:list xml:id="list185228266518271" text:continue-numbering="true" text:style-name="List_20_1">
                    <text:list-item>
                      <text:h text:style-name="P108" text:outline-level="1"/>
                    </text:list-item>
                  </text:list>
                </table:table-cell>
                <table:table-cell table:style-name="Tableau32.D2" office:value-type="string">
                  <text:h text:style-name="_5f_Tableau_20_Gauche" text:outline-level="1">12 × 3 = 36</text:h>
                </table:table-cell>
              </table:table-row>
            </table:table>
            <text:list xml:id="list185228407511103" text:continue-list="list185228341753609" text:style-name="_5f_Numérotation_20_des_20_exercices">
              <text:list-item>
                <text:h text:style-name="P110" text:outline-level="1"><text:span text:style-name="_5f_Caractères">Effectue les divisions décimales suivantes pour en trouver le quotient décimal exact.</text:span></text:h>
              </text:list-item>
            </text:list>
            <text:section text:style-name="Sect4" text:name="Section8">
              <text:h text:style-name="_5f_Paragraphe" text:outline-level="1"><text:span text:style-name="_5f_Caractères"/></text:h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 table:style-name="TableLine2271449121648">
                  <table:table-cell table:style-name="Table15.A1" office:value-type="string">
                    <text:h text:style-name="_5f_Tableau_20_Droit" text:outline-level="1"><text:s/>1 7 2, 2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1" office:value-type="string">
                    <text:h text:style-name="_5f_Tableau_20_Gauche" text:outline-level="1"><text:s/>3</text:h>
                  </table:table-cell>
                </table:table-row>
                <table:table-row table:style-name="TableLine2271449124368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><text:span text:style-name="_5f_pointillés_20_gris"><text:s/>……….</text:span></text:h>
                  </table:table-cell>
                </table:table-row>
                <table:table-row table:style-name="TableLine2271449116752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449117840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449119744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449122736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  <table:table-row table:style-name="TableLine2271449123824">
                  <table:table-cell table:style-name="Table15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able:table table:name="Table16" table:style-name="Table16">
                <table:table-column table:style-name="Table16.A"/>
                <table:table-column table:style-name="Table16.B"/>
                <table:table-column table:style-name="Table16.C"/>
                <table:table-row table:style-name="TableLine2271449115936">
                  <table:table-cell table:style-name="Table16.A1" office:value-type="string">
                    <text:h text:style-name="_5f_Tableau_20_Droit" text:outline-level="1"><text:s/>0, 1 2 6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1" office:value-type="string">
                    <text:h text:style-name="_5f_Tableau_20_Gauche" text:outline-level="1"><text:s/>9</text:h>
                  </table:table-cell>
                </table:table-row>
                <table:table-row table:style-name="TableLine2271449119472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><text:span text:style-name="_5f_pointillés_20_gris"><text:s/>……….</text:span></text:h>
                  </table:table-cell>
                </table:table-row>
                <table:table-row table:style-name="TableLine2271449125184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25728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26000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34976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34704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35520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  <table:table-row table:style-name="TableLine2271449135248">
                  <table:table-cell table:style-name="Table16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6.A1" office:value-type="string">
                    <text:h text:style-name="_5f_Tableau_5f_Centré" text:outline-level="1"/>
                  </table:table-cell>
                  <table:table-cell table:style-name="Table16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row table:style-name="TableLine2271449118656">
                  <table:table-cell table:style-name="Table17.A1" office:value-type="string">
                    <text:h text:style-name="_5f_Tableau_20_Droit" text:outline-level="1"><text:s/>4 7, 5 <text:s text:c="6"/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1" office:value-type="string">
                    <text:h text:style-name="_5f_Tableau_20_Gauche" text:outline-level="1"><text:s/>4</text:h>
                  </table:table-cell>
                </table:table-row>
                <table:table-row table:style-name="TableLine2271449136880">
                  <table:table-cell table:style-name="Table17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><text:span text:style-name="_5f_pointillés_20_gris"><text:s/>……….</text:span></text:h>
                  </table:table-cell>
                </table:table-row>
                <table:table-row table:style-name="TableLine2271449135792">
                  <table:table-cell table:style-name="Table17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3344">
                  <table:table-cell table:style-name="Table17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2528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6608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6064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2800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9133888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8873584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  <table:table-row table:style-name="TableLine2271448877392">
                  <table:table-cell table:style-name="Table17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7.A1" office:value-type="string">
                    <text:h text:style-name="_5f_Tableau_5f_Centré" text:outline-level="1"/>
                  </table:table-cell>
                  <table:table-cell table:style-name="Table17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  <table:table table:name="Table18" table:style-name="Table18">
                <table:table-column table:style-name="Table18.A"/>
                <table:table-column table:style-name="Table18.B"/>
                <table:table-column table:style-name="Table18.C"/>
                <table:table-row table:style-name="TableLine2271449133616">
                  <table:table-cell table:style-name="Table18.A1" office:value-type="string">
                    <text:h text:style-name="_5f_Tableau_20_Droit" text:outline-level="1"><text:s/>5, 4 6 <text:s text:c="11"/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1" office:value-type="string">
                    <text:h text:style-name="_5f_Tableau_20_Gauche" text:outline-level="1"><text:s/>1 2</text:h>
                  </table:table-cell>
                </table:table-row>
                <table:table-row table:style-name="TableLine2271448888272">
                  <table:table-cell table:style-name="Table18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><text:span text:style-name="_5f_pointillés_20_gris"><text:s/>……….</text:span></text:h>
                  </table:table-cell>
                </table:table-row>
                <table:table-row table:style-name="TableLine2271448878480">
                  <table:table-cell table:style-name="Table18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448871136">
                  <table:table-cell table:style-name="Table18.A1" office:value-type="string">
                    <text:h text:style-name="_5f_Tableau_20_Droit" text:outline-level="1"><text:span text:style-name="_5f_pointillés_20_gris">….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448871952">
                  <table:table-cell table:style-name="Table18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448884464">
                  <table:table-cell table:style-name="Table18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  <table:table-row table:style-name="TableLine2271448880112">
                  <table:table-cell table:style-name="Table18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18.A1" office:value-type="string">
                    <text:h text:style-name="_5f_Tableau_5f_Centré" text:outline-level="1"/>
                  </table:table-cell>
                  <table:table-cell table:style-name="Table18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/>
            </text:section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185227591922032" text:continue-numbering="true" text:style-name="_5f_Numérotation_20_des_20_exercices">
              <text:list-item>
                <text:h text:style-name="P110" text:outline-level="1"><text:soft-page-break/><text:span text:style-name="_5f_Caractères">Effectue les divisions décimales pour en trou­ver le quotient décimal exact.</text:span></text:h>
              </text:list-item>
            </text:list>
            <text:section text:style-name="Sect4" text:name="Section9">
              <table:table table:name="Table19" table:style-name="Table19">
                <table:table-column table:style-name="Table19.A"/>
                <table:table-column table:style-name="Table19.B"/>
                <table:table-column table:style-name="Table19.C"/>
                <table:table-row table:style-name="TableLine2271448882016">
                  <table:table-cell table:style-name="Table19.A1" office:value-type="string">
                    <text:h text:style-name="_5f_Tableau_20_Droit" text:outline-level="1"><text:span text:style-name="_5f_Caractères"><text:s/>4 7 5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1" office:value-type="string">
                    <text:h text:style-name="_5f_Tableau_20_Gauche" text:outline-level="1"><text:span text:style-name="_5f_Caractères"><text:s/>4</text:span></text:h>
                  </table:table-cell>
                </table:table-row>
                <table:table-row table:style-name="TableLine2271448882560">
                  <table:table-cell table:style-name="Table19.A1" office:value-type="string">
                    <text:h text:style-name="_5f_Tableau_20_Droit" text:outline-level="1"><text:span text:style-name="_5f_Caractères">…..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><text:s/>…………..</text:span></text:h>
                  </table:table-cell>
                </table:table-row>
                <table:table-row table:style-name="TableLine2271448884192">
                  <table:table-cell table:style-name="Table19.A1" office:value-type="string">
                    <text:h text:style-name="_5f_Tableau_20_Droit" text:outline-level="1"><text:span text:style-name="_5f_Caractères">…..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7936">
                  <table:table-cell table:style-name="Table19.A1" office:value-type="string">
                    <text:h text:style-name="_5f_Tableau_20_Droit" text:outline-level="1"><text:span text:style-name="_5f_Caractères">...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6032">
                  <table:table-cell table:style-name="Table19.A1" office:value-type="string">
                    <text:h text:style-name="_5f_Tableau_20_Droit" text:outline-level="1"><text:span text:style-name="_5f_Caractères">...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6304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80656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7664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6848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87728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  <table:table-row table:style-name="TableLine2271448878208">
                  <table:table-cell table:style-name="Table19.A1" office:value-type="string">
                    <text:h text:style-name="_5f_Tableau_20_Droit" text:outline-level="1"><text:span text:style-name="_5f_Caractères">…..……..</text:span></text:h>
                  </table:table-cell>
                  <table:table-cell table:style-name="Table19.A1" office:value-type="string">
                    <text:h text:style-name="_5f_Tableau_5f_Centré" text:outline-level="1"><text:span text:style-name="_5f_Caractères"/></text:h>
                  </table:table-cell>
                  <table:table-cell table:style-name="Table19.C2" office:value-type="string">
                    <text:h text:style-name="_5f_Tableau_20_Gauche" text:outline-level="1"><text:span text:style-name="_5f_Caractères"/></text:h>
                  </table:table-cell>
                </table:table-row>
              </table:table>
              <text:h text:style-name="_5f_Paragraphe" text:outline-level="1"><text:span text:style-name="_5f_Caractères"/></text:h>
              <table:table table:name="Table20" table:style-name="Table20">
                <table:table-column table:style-name="Table20.A"/>
                <table:table-column table:style-name="Table20.B"/>
                <table:table-column table:style-name="Table20.C"/>
                <table:table-row table:style-name="TableLine2271448882832">
                  <table:table-cell table:style-name="Table20.A1" office:value-type="string">
                    <text:h text:style-name="_5f_Tableau_20_Droit" text:outline-level="1">1 7 2, 2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1" office:value-type="string">
                    <text:h text:style-name="_5f_Tableau_20_Gauche" text:outline-level="1"><text:s/>1 4</text:h>
                  </table:table-cell>
                </table:table-row>
                <table:table-row table:style-name="TableLine2271448885824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><text:span text:style-name="_5f_pointillés_20_gris"><text:s/>…………..</text:span></text:h>
                  </table:table-cell>
                </table:table-row>
                <table:table-row table:style-name="TableLine2271448875488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448885008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448878752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448877120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  <table:table-row table:style-name="TableLine2271448879024">
                  <table:table-cell table:style-name="Table20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0.A1" office:value-type="string">
                    <text:h text:style-name="_5f_Tableau_5f_Centré" text:outline-level="1"/>
                  </table:table-cell>
                  <table:table-cell table:style-name="Table20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21" table:style-name="Table21">
                <table:table-column table:style-name="Table21.A"/>
                <table:table-column table:style-name="Table21.B"/>
                <table:table-column table:style-name="Table21.C"/>
                <table:table-row table:style-name="TableLine2271448879840">
                  <table:table-cell table:style-name="Table21.A1" office:value-type="string">
                    <text:h text:style-name="_5f_Tableau_20_Droit" text:outline-level="1">1 4 9, 4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1" office:value-type="string">
                    <text:h text:style-name="_5f_Tableau_20_Gauche" text:outline-level="1"><text:s/>1 2</text:h>
                  </table:table-cell>
                </table:table-row>
                <table:table-row table:style-name="TableLine2271448872496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><text:span text:style-name="_5f_pointillés_20_gris"><text:s/>…………..</text:span></text:h>
                  </table:table-cell>
                </table:table-row>
                <table:table-row table:style-name="TableLine2271448880928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73040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83104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73856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74128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85280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  <table:table-row table:style-name="TableLine2271448875760">
                  <table:table-cell table:style-name="Table21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1.A1" office:value-type="string">
                    <text:h text:style-name="_5f_Tableau_5f_Centré" text:outline-level="1"/>
                  </table:table-cell>
                  <table:table-cell table:style-name="Table21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able:table table:name="Table22" table:style-name="Table22">
                <table:table-column table:style-name="Table22.A"/>
                <table:table-column table:style-name="Table22.B"/>
                <table:table-column table:style-name="Table22.C"/>
                <table:table-row table:style-name="TableLine2271448881200">
                  <table:table-cell table:style-name="Table22.A1" office:value-type="string">
                    <text:h text:style-name="_5f_Tableau_20_Droit" text:outline-level="1">1 2 0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1" office:value-type="string">
                    <text:h text:style-name="_5f_Tableau_20_Gauche" text:outline-level="1"><text:s/>2 5</text:h>
                  </table:table-cell>
                </table:table-row>
                <table:table-row table:style-name="TableLine2271448883648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><text:span text:style-name="_5f_pointillés_20_gris"><text:s/>…………..</text:span></text:h>
                  </table:table-cell>
                </table:table-row>
                <table:table-row table:style-name="TableLine2271448885552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448892624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448905680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448890720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  <table:table-row table:style-name="TableLine2271448902416">
                  <table:table-cell table:style-name="Table22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2.A1" office:value-type="string">
                    <text:h text:style-name="_5f_Tableau_5f_Centré" text:outline-level="1"/>
                  </table:table-cell>
                  <table:table-cell table:style-name="Table22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able:table table:name="Table23" table:style-name="Table23">
                <table:table-column table:style-name="Table23.A"/>
                <table:table-column table:style-name="Table23.B"/>
                <table:table-column table:style-name="Table23.C"/>
                <table:table-row table:style-name="TableLine2271448881472">
                  <table:table-cell table:style-name="Table23.A1" office:value-type="string">
                    <text:h text:style-name="_5f_Tableau_5f_Centré" text:outline-level="1"><text:s/>0, 1 2 6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1" office:value-type="string">
                    <text:h text:style-name="_5f_Tableau_20_Gauche" text:outline-level="1"><text:s/>9</text:h>
                  </table:table-cell>
                </table:table-row>
                <table:table-row table:style-name="TableLine2271448899424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><text:span text:style-name="_5f_pointillés_20_gris"><text:s/>…………..</text:span></text:h>
                  </table:table-cell>
                </table:table-row>
                <table:table-row table:style-name="TableLine2271448891808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448894256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448889088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448889360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  <table:table-row table:style-name="TableLine2271448898064">
                  <table:table-cell table:style-name="Table23.A1" office:value-type="string">
                    <text:h text:style-name="_5f_Tableau_5f_Centré" text:outline-level="1"><text:span text:style-name="_5f_pointillés_20_gris">…..……..</text:span></text:h>
                  </table:table-cell>
                  <table:table-cell table:style-name="Table23.A1" office:value-type="string">
                    <text:h text:style-name="_5f_Tableau_5f_Centré" text:outline-level="1"/>
                  </table:table-cell>
                  <table:table-cell table:style-name="Table23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  <text:h text:style-name="_5f_Paragraphe" text:outline-level="1"><text:span text:style-name="Character_5f_20_5f_style"/></text:h>
              <table:table table:name="Table24" table:style-name="Table24">
                <table:table-column table:style-name="Table24.A"/>
                <table:table-column table:style-name="Table24.B"/>
                <table:table-column table:style-name="Table24.C"/>
                <table:table-row table:style-name="TableLine2271448898336">
                  <table:table-cell table:style-name="Table24.A1" office:value-type="string">
                    <text:h text:style-name="_5f_Tableau_20_Droit" text:outline-level="1">5, 4 9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1" office:value-type="string">
                    <text:h text:style-name="_5f_Tableau_20_Gauche" text:outline-level="1"><text:s/>1 2 </text:h>
                  </table:table-cell>
                </table:table-row>
                <table:table-row table:style-name="TableLine2271448898880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><text:span text:style-name="_5f_pointillés_20_gris"><text:s/>…………..</text:span></text:h>
                  </table:table-cell>
                </table:table-row>
                <table:table-row table:style-name="TableLine2271448893712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902688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901328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903232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890176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890448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898608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902144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  <table:table-row table:style-name="TableLine2271448902960">
                  <table:table-cell table:style-name="Table24.A1" office:value-type="string">
                    <text:h text:style-name="_5f_Tableau_20_Droit" text:outline-level="1"><text:span text:style-name="_5f_pointillés_20_gris">…..……..</text:span></text:h>
                  </table:table-cell>
                  <table:table-cell table:style-name="Table24.A1" office:value-type="string">
                    <text:h text:style-name="_5f_Tableau_5f_Centré" text:outline-level="1"/>
                  </table:table-cell>
                  <table:table-cell table:style-name="Table24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Character_5f_20_5f_style"/></text:h>
            </text:section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185227372268759" text:continue-numbering="true" text:style-name="_5f_Numérotation_20_des_20_exercices">
              <text:list-item>
                <text:h text:style-name="P110" text:outline-level="1"><text:span text:style-name="_5f_Caractères">Trouve le nombre manquant en t'aidant de ta calculatrice.</text:span></text:h>
              </text:list-item>
            </text:list>
            <text:section text:style-name="Sect4" text:name="Section10">
              <text:list xml:id="list185229036918111" text:continue-numbering="true" text:style-name="_5f_Numérotation_20_des_20_exercices">
                <text:list-item>
                  <text:list>
                    <text:list-item>
                      <text:p text:style-name="P105"><text:span text:style-name="_5f_Caractères">36,6 </text:span><text:span text:style-name="_5f_Caractères"><text:span text:style-name="T179">×</text:span></text:span><text:span text:style-name="_5f_Caractères"> </text:span><text:span text:style-name="_5f_pointillés_20_gris">....…..... </text:span><text:span text:style-name="_5f_Caractères">= 549</text:span></text:p>
                    </text:list-item>
                    <text:list-item>
                      <text:p text:style-name="P105"><text:span text:style-name="_5f_Caractères">21 </text:span><text:span text:style-name="_5f_Caractères"><text:span text:style-name="T179">×</text:span></text:span><text:span text:style-name="_5f_Caractères"> </text:span><text:span text:style-name="_5f_pointillés_20_gris">......…..... </text:span><text:span text:style-name="_5f_Caractères">= 48,3</text:span></text:p>
                    </text:list-item>
                    <text:list-item>
                      <text:p text:style-name="P105"><text:span text:style-name="_5f_pointillés_20_gris">..........….. </text:span><text:span text:style-name="_5f_Caractères"><text:span text:style-name="T179">×</text:span></text:span><text:span text:style-name="_5f_Caractères"> 17 = 79,9</text:span></text:p>
                    </text:list-item>
                    <text:list-item>
                      <text:p text:style-name="P105"><text:span text:style-name="_5f_pointillés_20_gris">...…....... </text:span><text:span text:style-name="_5f_Caractères"><text:span text:style-name="T179">×</text:span></text:span><text:span text:style-name="_5f_Caractères"> 1,5 = 7,32</text:span></text:p>
                    </text:list-item>
                    <text:list-item>
                      <text:p text:style-name="P105"><text:span text:style-name="_5f_pointillés_20_gris">...…...... </text:span><text:span text:style-name="_5f_Caractères"><text:span text:style-name="T179">×</text:span></text:span><text:span text:style-name="_5f_Caractères"> 0,69 = 6,21</text:span></text:p>
                    </text:list-item>
                    <text:list-item>
                      <text:p text:style-name="P105"><text:span text:style-name="_5f_Caractères">8,94 </text:span><text:span text:style-name="_5f_Caractères"><text:span text:style-name="T179"></text:span></text:span><text:span text:style-name="_5f_Caractères"> </text:span><text:span text:style-name="_5f_pointillés_20_gris">...…...... </text:span><text:span text:style-name="_5f_Caractères">= 2,5</text:span></text:p>
                    </text:list-item>
                    <text:list-item>
                      <text:p text:style-name="P105"><text:span text:style-name="_5f_Caractères">3,06 </text:span><text:span text:style-name="_5f_Caractères"><text:span text:style-name="T179"></text:span></text:span><text:span text:style-name="_5f_Caractères"> </text:span><text:span text:style-name="_5f_pointillés_20_gris">..…...... </text:span><text:span text:style-name="_5f_Caractères">= 7,</text:span><text:span text:style-name="_5f_Caractères"><text:span text:style-name="T181">65</text:span></text:span></text:p>
                    </text:list-item>
                    <text:list-item>
                      <text:p text:style-name="P105"><text:span text:style-name="_5f_pointillés_20_gris">....….... </text:span><text:span text:style-name="_5f_Caractères"><text:span text:style-name="T179"></text:span></text:span><text:span text:style-name="_5f_Caractères"> 1,2 = 74,1</text:span></text:p>
                    </text:list-item>
                    <text:list-item>
                      <text:p text:style-name="P105"><text:span text:style-name="_5f_pointillés_20_gris">....…....... </text:span><text:span text:style-name="_5f_Caractères"><text:span text:style-name="T179"></text:span></text:span><text:span text:style-name="_5f_Caractères"> 4,8 = 3,36</text:span></text:p>
                    </text:list-item>
                    <text:list-item>
                      <text:p text:style-name="P105"><text:span text:style-name="_5f_pointillés_20_gris">..........…. </text:span><text:span text:style-name="_5f_Caractères"><text:span text:style-name="T179"></text:span></text:span><text:span text:style-name="_5f_Caractères"> 7,5 = 295</text:span></text:p>
                    </text:list-item>
                  </text:list>
                </text:list-item>
              </text:list>
            </text:section>
            <text:list xml:id="list185228519034297" text:continue-numbering="true" text:style-name="_5f_Numérotation_20_des_20_exercices">
              <text:list-item>
                <text:h text:style-name="P110" text:outline-level="1"><text:span text:style-name="_5f_Caractères">Calcule mentalement.</text:span></text:h>
              </text:list-item>
            </text:list>
            <text:section text:style-name="Sect5" text:name="Section32">
              <text:list xml:id="list185227220933774" text:continue-list="list185228519034297" text:style-name="_5f_Numérotation_20_des_20_exercices">
                <text:list-item>
                  <text:list>
                    <text:list-item text:start-value="1">
                      <text:p text:style-name="P105"><text:span text:style-name="_5f_Caractères">431 </text:span><text:span text:style-name="_5f_Caractères"><text:span text:style-name="T179"></text:span></text:span><text:span text:style-name="_5f_Caractères"> 2 = </text:span><text:span text:style-name="_5f_pointillés_20_gris">....….....</text:span></text:p>
                    </text:list-item>
                    <text:list-item>
                      <text:p text:style-name="P105"><text:span text:style-name="_5f_Caractères">30 </text:span><text:span text:style-name="_5f_Caractères"><text:span text:style-name="T179"></text:span></text:span><text:span text:style-name="_5f_Caractères"> 4 = </text:span><text:span text:style-name="_5f_pointillés_20_gris">....….....</text:span></text:p>
                    </text:list-item>
                    <text:list-item>
                      <text:p text:style-name="P105"><text:span text:style-name="_5f_Caractères">12 </text:span><text:span text:style-name="_5f_Caractères"><text:span text:style-name="T179"></text:span></text:span><text:span text:style-name="_5f_Caractères"> 5 = </text:span><text:span text:style-name="_5f_pointillés_20_gris">....….....</text:span></text:p>
                    </text:list-item>
                    <text:list-item>
                      <text:p text:style-name="P105"><text:span text:style-name="_5f_Caractères">6 </text:span><text:span text:style-name="_5f_Caractères"><text:span text:style-name="T179"></text:span></text:span><text:span text:style-name="_5f_Caractères"> 12 = </text:span><text:span text:style-name="_5f_pointillés_20_gris">....….....</text:span></text:p>
                    </text:list-item>
                    <text:list-item>
                      <text:p text:style-name="P105"><text:span text:style-name="_5f_Caractères">14 </text:span><text:span text:style-name="_5f_Caractères"><text:span text:style-name="T179"></text:span></text:span><text:span text:style-name="_5f_Caractères"> 20 =</text:span><text:span text:style-name="_5f_pointillés_20_gris">....….....</text:span></text:p>
                    </text:list-item>
                    <text:list-item>
                      <text:p text:style-name="P105"><text:span text:style-name="_5f_Caractères">36 </text:span><text:span text:style-name="_5f_Caractères"><text:span text:style-name="T179"></text:span></text:span><text:span text:style-name="_5f_Caractères"> 9 000<text:tab/> = </text:span><text:span text:style-name="_5f_pointillés_20_gris">....….....</text:span></text:p>
                    </text:list-item>
                    <text:list-item>
                      <text:p text:style-name="P105"><text:span text:style-name="_5f_Caractères">12 </text:span><text:span text:style-name="_5f_Caractères"><text:span text:style-name="T179"></text:span></text:span><text:span text:style-name="_5f_Caractères"> 60<text:tab/> = </text:span><text:span text:style-name="_5f_pointillés_20_gris">....….....</text:span></text:p>
                    </text:list-item>
                    <text:list-item>
                      <text:p text:style-name="P105"><text:span text:style-name="_5f_Caractères">6 </text:span><text:span text:style-name="_5f_Caractères"><text:span text:style-name="T179"></text:span></text:span><text:span text:style-name="_5f_Caractères"> 400<text:tab/> = </text:span><text:span text:style-name="_5f_pointillés_20_gris">....….....</text:span></text:p>
                    </text:list-item>
                  </text:list>
                </text:list-item>
              </text:list>
            </text:section>
            <text:list xml:id="list185227449877103" text:continue-numbering="true" text:style-name="_5f_Numérotation_20_des_20_exercices">
              <text:list-item>
                <text:h text:style-name="P110" text:outline-level="1"><text:span text:style-name="_5f_Caractères">Entoure d'une même couleur les quotients égaux.</text:span></text:h>
              </text:list-item>
            </text:list>
            <table:table table:name="Tableau56" table:style-name="Tableau56">
              <table:table-column table:style-name="Tableau56.A" table:number-columns-repeated="5"/>
              <table:table-header-rows>
                <table:table-row table:style-name="Tableau56.1">
                  <table:table-cell table:style-name="Tableau56.A1" office:value-type="string">
                    <text:h text:style-name="_5f_Tableau_5f_Centré" text:outline-level="1"><text:span text:style-name="_5f_Caractères"/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>3 ÷ 8</text:span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/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>18 ÷ 48</text:span></text:h>
                  </table:table-cell>
                  <table:table-cell table:style-name="Tableau56.A1" office:value-type="string">
                    <text:h text:style-name="_5f_Tableau_5f_Centré" text:outline-level="1"><text:span text:style-name="_5f_Caractères"/></text:h>
                  </table:table-cell>
                </table:table-row>
              </table:table-header-rows>
              <table:table-row table:style-name="Tableau56.1">
                <table:table-cell table:style-name="Tableau56.A1" office:value-type="string">
                  <text:h text:style-name="_5f_Tableau_5f_Centré" text:outline-level="1"><text:span text:style-name="_5f_Caractères">6 ÷ 16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70 ÷ 20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15 ÷ 4</text:span></text:h>
                </table:table-cell>
              </table:table-row>
              <table:table-row table:style-name="Tableau56.1"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1,8 ÷ 5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  <table:table-cell table:style-name="Tableau56.A1" office:value-type="string">
                  <text:h text:style-name="_5f_Tableau_5f_Centré" text:outline-level="1"><text:span text:style-name="_5f_Caractères">9 ÷ 25</text:span></text:h>
                </table:table-cell>
                <table:table-cell table:style-name="Tableau56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Standard"><text:span text:style-name="_5f_Caractère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4" style:family="paragraph" style:parent-style-name="Footer">
      <style:text-properties officeooo:paragraph-rsid="00863005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3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4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43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244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5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6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48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g text:anchor-type="paragraph" draw:z-index="249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50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54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255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252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253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1">Diviser</text:span><text:span text:style-name="MT1"> </text:span></text:p>
      </style:header>
      <style:header-left>
        <text:p text:style-name="_5f_Header_20_N_20_page_20_impaire_20__28_D_29_"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337"><draw:text-box fo:min-height="0.499cm" fo:min-width="7.096cm"><draw:frame draw:style-name="Mfr2" draw:name="Frame1031" text:anchor-type="frame" svg:x="0.45cm" svg:y="0.079cm" svg:width="0.817cm" draw:z-index="338"><draw:text-box fo:min-height="0.355cm"><text:p text:style-name="MP2"><text:page-number text:select-page="current">151</text:page-number></text:p></draw:text-box></draw:frame><text:p text:style-name="MP4"><draw:g text:anchor-type="paragraph" draw:z-index="339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340"><draw:text-box fo:min-height="0.499cm" fo:min-width="7.096cm"><draw:frame draw:style-name="Mfr2" draw:name="Frame1091" text:anchor-type="frame" svg:x="0.45cm" svg:y="0.079cm" svg:width="0.817cm" draw:z-index="341"><draw:text-box fo:min-height="0.355cm"><text:p text:style-name="MP2"><text:page-number text:select-page="current">152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42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34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5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332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33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9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5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6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320" draw:name="Shape3_10" draw:style-name="Mgr5" draw:text-style-name="MP16" svg:x1="10.308cm" svg:y1="0.388cm" svg:x2="20.496cm" svg:y2="0.36cm"><text:p/></draw:line><draw:path text:anchor-type="paragraph" draw:z-index="321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5"><draw:path text:anchor-type="paragraph" draw:z-index="323" draw:name="Shape1_9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324" draw:name="Shape3_27" draw:style-name="Mgr5" draw:text-style-name="MP16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22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7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8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line text:anchor-type="paragraph" draw:z-index="312" draw:name="Shape3_9" draw:style-name="Mgr5" draw:text-style-name="MP16" svg:x1="10.37cm" svg:y1="0.365cm" svg:x2="20.496cm" svg:y2="0.36cm"><text:p/></draw:line><draw:path text:anchor-type="paragraph" draw:z-index="313" draw:name="Shape1_4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>
      <style:header-left>
        <text:p text:style-name="MP19"><draw:line text:anchor-type="paragraph" draw:z-index="315" draw:name="Shape3_26" draw:style-name="Mgr5" draw:text-style-name="MP16" svg:x1="10.37cm" svg:y1="0.365cm" svg:x2="20.496cm" svg:y2="0.36cm"><text:p/></draw:line><draw:path text:anchor-type="paragraph" draw:z-index="316" draw:name="Shape1_8" draw:style-name="Mgr6" draw:text-style-name="MP17" svg:width="4.329cm" svg:height="2.238cm" svg:x="-1.5cm" svg:y="-7.4cm" svg:viewBox="0 0 4330 2239" svg:d="M0 2239l3984-288c209-15 363-167 345-342l-170-1609h-4159z"><text:p/></draw:path><text:span text:style-name="MT29">Fractions</text:span> : <text:span text:style-name="MT29">Opérations</text:span> </text:p>
      </style:header-left>
      <style:footer>
        <text:p text:style-name="MP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14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9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306" draw:name="Shape3_8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1"><draw:line text:anchor-type="paragraph" draw:z-index="308" draw:name="Shape3_25" draw:style-name="Mgr5" draw:text-style-name="MP16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07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03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300" draw:name="Shape3_24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3"><draw:line text:anchor-type="paragraph" draw:z-index="302" draw:name="Shape3_28" draw:style-name="Mgr5" draw:text-style-name="MP16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01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97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8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line text:anchor-type="paragraph" draw:z-index="292" draw:name="Shape3_14" draw:style-name="Mgr5" draw:text-style-name="MP16" svg:x1="12.876cm" svg:y1="0.392cm" svg:x2="20.496cm" svg:y2="0.36cm"><text:p/></draw:line><draw:path text:anchor-type="paragraph" draw:z-index="293" draw:name="Shape1_3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>
      <style:header-left>
        <text:p text:style-name="MP25"><draw:line text:anchor-type="paragraph" draw:z-index="295" draw:name="Shape3_23" draw:style-name="Mgr5" draw:text-style-name="MP16" svg:x1="12.876cm" svg:y1="0.392cm" svg:x2="20.496cm" svg:y2="0.36cm"><text:p/></draw:line><draw:path text:anchor-type="paragraph" draw:z-index="296" draw:name="Shape1_7" draw:style-name="Mgr6" draw:text-style-name="MP17" svg:width="4.329cm" svg:height="2.238cm" svg:x="-1.8cm" svg:y="-8.982cm" svg:viewBox="0 0 4330 2239" svg:d="M0 2239l3984-288c209-15 363-167 345-342l-170-1609h-4159z"><text:p/></draw:path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294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9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90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285" draw:name="Shape1_1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86" draw:name="Shape3_13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7"><draw:path text:anchor-type="paragraph" draw:z-index="287" draw:name="Shape1_5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288" draw:name="Shape3_21" draw:style-name="Mgr5" draw:text-style-name="MP16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2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3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279" draw:name="Shape3_6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29"><draw:line text:anchor-type="paragraph" draw:z-index="281" draw:name="Shape3_5" draw:style-name="Mgr5" draw:text-style-name="MP16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280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6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7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272" draw:name="Shape3_2" draw:style-name="Mgr5" draw:text-style-name="MP16" svg:x1="16.083cm" svg:y1="0.383cm" svg:x2="20.496cm" svg:y2="0.36cm"><text:p/></draw:line>Nombres entiers et décimaux : Numération</text:p>
      </style:header>
      <style:header-left>
        <text:p text:style-name="MP31"><draw:line text:anchor-type="paragraph" draw:z-index="274" draw:name="Shape3_3" draw:style-name="Mgr5" draw:text-style-name="MP16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273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8">N</text:span>ombres entiers et décimaux : numération</text:p></draw:text-box></draw:frame><draw:g text:anchor-type="paragraph" draw:z-index="275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9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0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3"><draw:line text:anchor-type="paragraph" draw:z-index="266" draw:name="Shape3_15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>
      <style:header-left>
        <text:p text:style-name="MP33"><draw:line text:anchor-type="paragraph" draw:z-index="268" draw:name="Shape3_19" draw:style-name="Mgr5" draw:text-style-name="MP16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67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Character_5f_20_5f_style"><text:span text:style-name="MT35">×</text:span></text:span><text:span text:style-name="MT3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3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4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0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3"><draw:line text:anchor-type="paragraph" draw:z-index="256" draw:name="Shape3_22" draw:style-name="Mgr7" draw:text-style-name="MP16" svg:x1="16.575cm" svg:y1="0cm" svg:x2="19.073cm" svg:y2="0cm"><text:p/></draw:line><text:span text:style-name="MT26">Nombres entiers et décimaux : </text:span><text:span text:style-name="MT39">La droite graduée</text:span></text:p>
      </style:header>
      <style:header-left>
        <text:p text:style-name="MP33"><draw:line text:anchor-type="paragraph" draw:z-index="258" draw:name="Shape3_37" draw:style-name="Mgr5" draw:text-style-name="MP16" svg:x1="17.999cm" svg:y1="0.36cm" svg:x2="20.497cm" svg:y2="0.36cm"><text:p/></draw:line><text:span text:style-name="MT26">Nombres entiers et décimaux : </text:span><text:span text:style-name="MT39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257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259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7">ombres entiers et décimaux : </text:span><text:span text:style-name="MT4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0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1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7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8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5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ésoudre des problèmes</text:p></draw:text-box></draw:frame><draw:g text:anchor-type="paragraph" draw:z-index="236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2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3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30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31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7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8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229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5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26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23" draw:name="Shape3_7" draw:style-name="Mgr8" draw:text-style-name="MP16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224" draw:name="Shape3_29" draw:style-name="Mgr8" draw:text-style-name="MP16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222" draw:name="Shape3_33" draw:style-name="Mgr8" draw:text-style-name="MP16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21" draw:name="Shape3_35" draw:style-name="Mgr8" draw:text-style-name="MP16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8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9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217" draw:name="Shape3_30" draw:style-name="Mgr8" draw:text-style-name="MP16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6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14" draw:name="Shape3_31" draw:style-name="Mgr8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15" draw:name="Shape3_32" draw:style-name="Mgr8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1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2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09" draw:name="Shape3_34" draw:style-name="Mgr8" draw:text-style-name="MP16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10" draw:name="Shape3_36" draw:style-name="Mgr8" draw:text-style-name="MP16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206" draw:name="Shape3_12" draw:style-name="Mgr5" draw:text-style-name="MP16" svg:x1="10.308cm" svg:y1="0.388cm" svg:x2="20.496cm" svg:y2="0.36cm"><text:p/></draw:line><draw:path text:anchor-type="paragraph" draw:z-index="207" draw:name="Shape1_2" draw:style-name="Mgr6" draw:text-style-name="MP17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08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3" draw:name="Shape3_4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05" draw:name="Shape3_18" draw:style-name="Mgr9" draw:text-style-name="MP16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04" draw:name="Shape4_10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00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1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198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199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196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197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194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195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2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193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8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9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85" draw:name="Shape4_9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86" draw:name="Shape4_9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7" draw:name="Shape4_96" draw:style-name="Mgr1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2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83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79" draw:name="Shape3_11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81" draw:name="Shape3_20" draw:style-name="Mgr9" draw:text-style-name="MP16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0" draw:name="Shape4_11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6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7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3" draw:name="Shape3_16" draw:style-name="Mgr9" draw:text-style-name="MP16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75" draw:name="Shape3_17" draw:style-name="Mgr9" draw:text-style-name="MP16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4" draw:name="Shape4_10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0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1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68" draw:name="Shape4_10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169" draw:name="Shape4_122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87">Volume</text:span><text:span text:style-name="MT8"> </text:span></text:p></draw:text-box></draw:frame><draw:g text:anchor-type="paragraph" draw:z-index="167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164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5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6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longueurs</text:span><text:span text:style-name="MT8"> </text:span></text:p></draw:text-box></draw:frame><draw:g text:anchor-type="paragraph" draw:z-index="161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62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0">masses</text:span><text:span text:style-name="MT8"> </text:span></text:p></draw:text-box></draw:frame><draw:g text:anchor-type="paragraph" draw:z-index="158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9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1">Masses</text:span><text:span text:style-name="MT8"> </text:span></text:p></draw:text-box></draw:frame><draw:g text:anchor-type="paragraph" draw:z-index="155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156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57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5">capacités</text:span><text:span text:style-name="MT8"> </text:span></text:p></draw:text-box></draw:frame><draw:g text:anchor-type="paragraph" draw:z-index="152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3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7">Capacités</text:span><text:span text:style-name="MT8"> </text:span></text:p></draw:text-box></draw:frame><draw:g text:anchor-type="paragraph" draw:z-index="151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48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9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46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47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43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4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6">vitesse</text:span><text:span text:style-name="MT8"> </text:span></text:p></draw:text-box></draw:frame><draw:g text:anchor-type="paragraph" draw:z-index="141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2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8">aires</text:span></text:p></draw:text-box></draw:frame><draw:g text:anchor-type="paragraph" draw:z-index="138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9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37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35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1">Conversions d’unités </text:span><text:span text:style-name="MT8">: </text:span><text:span text:style-name="MT111">problèmes</text:span></text:p></draw:text-box></draw:frame><draw:g text:anchor-type="paragraph" draw:z-index="136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33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134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0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1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29" draw:name="Shape4_157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27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28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5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6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22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23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, </text:span><text:span text:style-name="MT116">partie 1</text:span><text:span text:style-name="MT17"> : </text:span><text:span text:style-name="MT123">coder</text:span></text:p></draw:text-box></draw:frame><draw:g text:anchor-type="paragraph" draw:z-index="124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1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122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19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120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7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8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15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16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3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4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1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1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2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09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0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07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08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6">déplacer</text:span></text:p></draw:text-box></draw:frame><draw:g text:anchor-type="paragraph" draw:z-index="105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106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03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4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01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epères du plan : se repérer</text:p></draw:text-box></draw:frame><draw:g text:anchor-type="paragraph" draw:z-index="102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0" draw:name="Shape4_17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93" draw:name="Shape7_8" draw:style-name="Mgr9" draw:text-style-name="MP16" svg:x1="9.042cm" svg:y1="0.36cm" svg:x2="20.461cm" svg:y2="0.36cm"><text:p/></draw:line><draw:path text:anchor-type="paragraph" draw:z-index="94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5" draw:name="Shape6_2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97" draw:name="Shape7_9" draw:style-name="Mgr9" draw:text-style-name="MP16" svg:x1="9.042cm" svg:y1="0.36cm" svg:x2="20.461cm" svg:y2="0.36cm"><text:p/></draw:line><draw:path text:anchor-type="paragraph" draw:z-index="98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9" draw:name="Shape6_5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96" draw:name="Shape8_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2" draw:name="Shape4_178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9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90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88" draw:name="Shape4_169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5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6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2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3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1" draw:name="Shape4_173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74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75" draw:name="Shape6_3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76" draw:name="Shape7_6" draw:style-name="Mgr9" draw:text-style-name="MP16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78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79" draw:name="Shape6_4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80" draw:name="Shape7_3" draw:style-name="Mgr9" draw:text-style-name="MP16" svg:x1="9.042cm" svg:y1="0.36cm" svg:x2="20.461cm" svg:y2="0.36cm"><text:p/></draw:line>T<text:span text:style-name="MT139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77" draw:name="Shape8_4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442267060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72" draw:name="Shape4_174" draw:style-name="Mgr1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5228006464586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73" draw:name="Shape4_175" draw:style-name="Mgr1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0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1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3">Géométrie plane</text:span> : <text:span text:style-name="MT145">D</text:span><text:span text:style-name="MT13">roites, </text:span><text:span text:style-name="MT146">demi-droites </text:span><text:span text:style-name="MT147">&amp; </text:span><text:span text:style-name="MT146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68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7">droites, </text:span><text:span text:style-name="MT148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69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67" draw:name="Shape4_165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4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61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2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60" draw:name="Shape4_161" draw:style-name="Mgr1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58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59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56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57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52" draw:name="Shape9" draw:style-name="Mgr8" draw:text-style-name="MP16" svg:x1="11.559cm" svg:y1="0.36cm" svg:x2="20.5cm" svg:y2="0.36cm"><text:p/></draw:line><draw:frame text:anchor-type="paragraph" draw:z-index="53" draw:name="Shape8" draw:style-name="Mgr12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path text:anchor-type="paragraph" draw:z-index="54" draw:name="Shape7" draw:style-name="Mgr13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5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51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0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48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49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46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47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45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43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44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1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2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39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40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37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8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35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36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3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4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1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2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29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30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7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8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5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26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3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24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1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22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9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0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6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6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7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6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8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5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6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3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4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2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9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4T18:52:24.145000000</dc:date>
    <meta:editing-duration>P3DT13H7M53S</meta:editing-duration>
    <meta:editing-cycles>415</meta:editing-cycles>
    <meta:generator>LibreOffice/7.1.5.2$Windows_X86_64 LibreOffice_project/85f04e9f809797b8199d13c421bd8a2b025d52b5</meta:generator>
    <meta:document-statistic meta:table-count="20" meta:image-count="0" meta:object-count="0" meta:page-count="2" meta:paragraph-count="953" meta:word-count="3182" meta:character-count="19763" meta:non-whitespace-character-count="17097"/>
    <meta:template xlink:type="simple" xlink:actuate="onRequest" xlink:title="lycee_v3" xlink:href="../Modele_cahier.ott" meta:date="2021-07-08T11:59:04.748126088"/>
  </office:meta>
</office:document-meta>
</file>